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227cm" fo:min-width="2.237cm" fo:wrap-option="no-wrap"/>
    </style:style>
    <style:style style:name="gr2" style:family="graphic" style:parent-style-name="standard">
      <style:graphic-properties draw:textarea-horizontal-align="justify" draw:textarea-vertical-align="middle" draw:auto-grow-height="false" fo:min-height="1.774cm" fo:min-width="6.397cm"/>
    </style:style>
    <style:style style:name="gr3" style:family="graphic" style:parent-style-name="standard">
      <style:graphic-properties draw:textarea-horizontal-align="justify" draw:textarea-vertical-align="middle" draw:auto-grow-height="false" fo:min-height="1.773cm" fo:min-width="6.397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775cm" fo:min-width="1.988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4.188cm" svg:height="2.276cm" svg:x="3.363cm" svg:y="2.524cm">
            <text:p text:style-name="P1">Upstream</text:p>
            <text:p text:style-name="P1">Clien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6.897cm" svg:height="2.024cm" svg:x="1.762cm" svg:y="6.401cm">
            <text:p text:style-name="P1">SplitBillApi</text:p>
            <draw:enhanced-geometry svg:viewBox="0 0 21600 21600" draw:type="rectangle" draw:enhanced-path="M 0 0 L 21600 0 21600 21600 0 21600 0 0 Z N"/>
          </draw:custom-shape>
          <draw:custom-shape draw:style-name="gr3" draw:text-style-name="P1" draw:layer="layout" svg:width="6.897cm" svg:height="2.023cm" svg:x="1.762cm" svg:y="10.026cm">
            <text:p text:style-name="P1">SplitBill</text:p>
            <draw:enhanced-geometry svg:viewBox="0 0 21600 21600" draw:type="rectangle" draw:enhanced-path="M 0 0 L 21600 0 21600 21600 0 21600 0 0 Z N"/>
          </draw:custom-shape>
          <draw:line draw:style-name="gr4" draw:text-style-name="P2" draw:layer="layout" svg:x1="4.595cm" svg:y1="4.716cm" svg:x2="4.595cm" svg:y2="6.318cm">
            <text:p/>
          </draw:line>
          <draw:line draw:style-name="gr4" draw:text-style-name="P2" draw:layer="layout" svg:x1="4.595cm" svg:y1="8.424cm" svg:x2="4.595cm" svg:y2="10.026cm">
            <text:p/>
          </draw:line>
          <draw:line draw:style-name="gr4" draw:text-style-name="P2" draw:layer="layout" svg:x1="6.049cm" svg:y1="6.317cm" svg:x2="6.049cm" svg:y2="4.715cm">
            <text:p/>
          </draw:line>
          <draw:line draw:style-name="gr4" draw:text-style-name="P2" draw:layer="layout" svg:x1="6.049cm" svg:y1="9.968cm" svg:x2="6.049cm" svg:y2="8.366cm">
            <text:p/>
          </draw:line>
          <draw:frame draw:style-name="gr5" draw:text-style-name="P3" draw:layer="layout" svg:width="3.068cm" svg:height="1.025cm" svg:x="6.149cm" svg:y="4.928cm">
            <draw:text-box>
              <text:p>Endpoint</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49cm" fo:page-height="14.8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7T14:38:30.736801245</meta:creation-date>
    <dc:date>2018-09-17T15:07:25.889781065</dc:date>
    <meta:editing-duration>PT18M44S</meta:editing-duration>
    <meta:editing-cycles>2</meta:editing-cycles>
    <meta:generator>LibreOffice/6.0.3.2$Linux_X86_64 LibreOffice_project/00m0$Build-2</meta:generator>
    <meta:document-statistic meta:object-count="9"/>
  </office:meta>
</office:document-meta>
</file>